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707547C8FDE4C10FE4.png" manifest:media-type="image/png"/>
  <manifest:file-entry manifest:full-path="Pictures/1000000100000F0000000870C7020E462D0E2F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0165in" svg:y="-0.6909in" svg:width="6.9252in" svg:height="3.8953in" draw:z-index="0"><draw:image xlink:href="Pictures/1000000100000F00000008707547C8FDE4C10F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3.8953in" draw:z-index="1"><draw:image xlink:href="Pictures/1000000100000F0000000870C7020E462D0E2F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14:59:26.666000000</meta:creation-date>
    <dc:date>2023-09-17T15:10:48.425000000</dc:date>
    <meta:editing-duration>PT11M21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